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Liberation Serif"/>
    </style:style>
    <style:style style:name="P3" style:family="paragraph" style:parent-style-name="Standard">
      <style:paragraph-properties fo:text-align="center" style:justify-single-word="false"/>
      <style:text-properties style:font-name="Liberation Serif" fo:font-size="48pt" style:text-underline-style="solid" style:text-underline-width="auto" style:text-underline-color="font-color" fo:font-weight="bold" officeooo:rsid="000c3bd6" officeooo:paragraph-rsid="000c3bd6" style:font-size-asian="48pt" style:font-weight-asian="bold" style:font-size-complex="48pt" style:font-weight-complex="bold"/>
    </style:style>
    <style:style style:name="P4" style:family="paragraph" style:parent-style-name="Standard">
      <style:paragraph-properties fo:text-align="center" style:justify-single-word="false"/>
      <style:text-properties style:font-name="Liberation Serif" fo:font-size="48pt" style:text-underline-style="solid" style:text-underline-width="auto" style:text-underline-color="font-color" fo:font-weight="bold" officeooo:rsid="000c3bd6" officeooo:paragraph-rsid="000f94f9" style:font-size-asian="48pt" style:font-weight-asian="bold" style:font-size-complex="48pt" style:font-weight-complex="bold"/>
    </style:style>
    <style:style style:name="P5" style:family="paragraph" style:parent-style-name="Standard">
      <style:paragraph-properties fo:text-align="center" style:justify-single-word="false"/>
      <style:text-properties style:font-name="Liberation Serif" fo:font-size="48pt" style:text-underline-style="solid" style:text-underline-width="auto" style:text-underline-color="font-color" fo:font-weight="bold" officeooo:rsid="000e1897" officeooo:paragraph-rsid="000e1897" style:font-size-asian="48pt" style:font-weight-asian="bold" style:font-size-complex="48pt" style:font-weight-complex="bold"/>
    </style:style>
    <style:style style:name="P6" style:family="paragraph" style:parent-style-name="Standard">
      <style:paragraph-properties fo:text-align="end" style:justify-single-word="false"/>
      <style:text-properties style:font-name="Liberation Serif" fo:font-size="16pt" style:text-underline-style="none" fo:font-weight="bold" officeooo:rsid="000c3bd6" officeooo:paragraph-rsid="000c3bd6" style:font-size-asian="14pt" style:font-weight-asian="bold" style:font-size-complex="16pt" style:font-weight-complex="bold"/>
    </style:style>
    <style:style style:name="P7" style:family="paragraph" style:parent-style-name="Standard">
      <style:paragraph-properties fo:text-align="end" style:justify-single-word="false"/>
      <style:text-properties style:font-name="Liberation Serif" fo:font-size="16pt" style:text-underline-style="none" fo:font-weight="bold" officeooo:rsid="000c3bd6" officeooo:paragraph-rsid="000f94f9" style:font-size-asian="14pt" style:font-weight-asian="bold" style:font-size-complex="16pt" style:font-weight-complex="bold"/>
    </style:style>
    <style:style style:name="P8" style:family="paragraph" style:parent-style-name="Standard">
      <style:text-properties style:font-name="Liberation Serif" fo:font-size="24pt" style:text-underline-style="solid" style:text-underline-width="auto" style:text-underline-color="font-color" fo:font-weight="bold" officeooo:rsid="000c3bd6" style:font-size-asian="24pt" style:font-weight-asian="bold" style:font-size-complex="24pt" style:font-weight-complex="bold"/>
    </style:style>
    <style:style style:name="P9" style:family="paragraph" style:parent-style-name="Standard">
      <style:paragraph-properties fo:text-align="center" style:justify-single-word="false"/>
      <style:text-properties style:font-name="Liberation Serif" fo:font-size="24pt" style:text-underline-style="solid" style:text-underline-width="auto" style:text-underline-color="font-color" fo:font-weight="bold" officeooo:rsid="000c3bd6" officeooo:paragraph-rsid="000c3bd6" style:font-size-asian="24pt" style:font-weight-asian="bold" style:font-size-complex="24pt" style:font-weight-complex="bold"/>
    </style:style>
    <style:style style:name="P10" style:family="paragraph" style:parent-style-name="Standard">
      <style:paragraph-properties fo:text-align="start" style:justify-single-word="false"/>
      <style:text-properties style:font-name="Liberation Serif" fo:font-size="24pt" style:text-underline-style="solid" style:text-underline-width="auto" style:text-underline-color="font-color" fo:font-weight="bold" officeooo:rsid="000c3bd6" officeooo:paragraph-rsid="000d9f43"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Liberation Serif" fo:font-size="24pt" fo:font-weight="bold" officeooo:rsid="000c3bd6" officeooo:paragraph-rsid="000c3bd6" style:font-size-asian="24pt" style:font-weight-asian="bold" style:font-size-complex="24pt" style:font-weight-complex="bold"/>
    </style:style>
    <style:style style:name="P12" style:family="paragraph" style:parent-style-name="Standard">
      <style:paragraph-properties fo:text-align="start" style:justify-single-word="false"/>
      <style:text-properties style:font-name="Liberation Serif" fo:font-size="18pt" style:text-underline-style="solid" style:text-underline-width="auto" style:text-underline-color="font-color" fo:font-weight="bold" officeooo:rsid="000d9f43" officeooo:paragraph-rsid="000d9f43"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font-name="Liberation Serif" fo:font-size="18pt" style:text-underline-style="solid" style:text-underline-width="auto" style:text-underline-color="font-color" fo:font-weight="bold" officeooo:rsid="001042a8" officeooo:paragraph-rsid="000d9f43"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Liberation Serif" fo:font-size="18pt" style:text-underline-style="solid" style:text-underline-width="auto" style:text-underline-color="font-color" fo:font-weight="bold" officeooo:rsid="00138c2f" officeooo:paragraph-rsid="000d9f43" style:font-size-asian="18pt" style:font-weight-asian="bold" style:font-size-complex="18pt" style:font-weight-complex="bold"/>
    </style:style>
    <style:style style:name="P15" style:family="paragraph" style:parent-style-name="Standard">
      <style:paragraph-properties fo:text-align="center" style:justify-single-word="false"/>
      <style:text-properties style:font-name="Liberation Serif" fo:font-size="14pt" fo:font-weight="bold" officeooo:rsid="000c3bd6" officeooo:paragraph-rsid="000c3bd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Liberation Serif" fo:font-size="14pt" style:text-underline-style="none" fo:font-weight="normal" officeooo:rsid="001042a8" officeooo:paragraph-rsid="001042a8"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Liberation Serif" fo:font-size="14pt" style:text-underline-style="none" fo:font-weight="normal" officeooo:rsid="001042a8" officeooo:paragraph-rsid="001144dd"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Liberation Serif" fo:font-size="14pt" style:text-underline-style="none" fo:font-weight="normal" officeooo:rsid="001042a8" officeooo:paragraph-rsid="0012c264"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Liberation Serif" fo:font-size="14pt" style:text-underline-style="none" fo:font-weight="normal" officeooo:rsid="001042a8" officeooo:paragraph-rsid="00138c2f"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Liberation Serif" fo:font-size="14pt" style:text-underline-style="none" fo:font-weight="normal" officeooo:rsid="001144dd" officeooo:paragraph-rsid="001144dd"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Liberation Serif" fo:font-size="14pt" style:text-underline-style="none" fo:font-weight="normal" officeooo:rsid="0012c264" officeooo:paragraph-rsid="00138c2f"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Liberation Serif" fo:font-size="14pt" style:text-underline-style="none" fo:font-weight="normal" officeooo:rsid="0012c264" officeooo:paragraph-rsid="0013cb54"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Liberation Serif" fo:font-size="14pt" style:text-underline-style="none" fo:font-weight="normal" officeooo:rsid="00138c2f" officeooo:paragraph-rsid="00138c2f"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1042a8" officeooo:paragraph-rsid="00138c2f"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1042a8" officeooo:paragraph-rsid="0012c264"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Liberation Serif" fo:font-size="14pt" fo:font-style="italic" style:text-underline-style="none" fo:font-weight="normal" officeooo:rsid="001042a8" officeooo:paragraph-rsid="001042a8" style:font-size-asian="12.25pt" style:font-style-asian="italic" style:font-weight-asian="normal" style:font-size-complex="14pt" style:font-style-complex="italic" style:font-weight-complex="normal"/>
    </style:style>
    <style:style style:name="P27" style:family="paragraph" style:parent-style-name="Standard">
      <style:paragraph-properties fo:text-align="start" style:justify-single-word="false"/>
      <style:text-properties style:font-name="Liberation Serif" fo:font-size="14pt" fo:font-style="italic" style:text-underline-style="none" fo:font-weight="normal" officeooo:rsid="001042a8" officeooo:paragraph-rsid="001144dd" style:font-size-asian="12.25pt" style:font-style-asian="italic" style:font-weight-asian="normal" style:font-size-complex="14pt" style:font-style-complex="italic" style:font-weight-complex="normal"/>
    </style:style>
    <style:style style:name="P28" style:family="paragraph" style:parent-style-name="Standard">
      <style:paragraph-properties fo:text-align="start" style:justify-single-word="false"/>
      <style:text-properties style:font-name="Liberation Serif" fo:font-size="14pt" fo:font-style="italic" style:text-underline-style="none" fo:font-weight="normal" officeooo:rsid="0013cb54" officeooo:paragraph-rsid="0013cb54" style:font-size-asian="12.25pt" style:font-style-asian="italic" style:font-weight-asian="normal" style:font-size-complex="14pt" style:font-style-complex="italic" style:font-weight-complex="normal"/>
    </style:style>
    <style:style style:name="P29" style:family="paragraph" style:parent-style-name="Standard">
      <style:paragraph-properties fo:text-align="start" style:justify-single-word="false"/>
      <style:text-properties style:font-name="Liberation Serif" fo:font-size="14pt" fo:font-style="normal" style:text-underline-style="none" fo:font-weight="normal" officeooo:rsid="001042a8" officeooo:paragraph-rsid="001042a8"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iberation Serif" fo:font-size="14pt" fo:font-style="normal" style:text-underline-style="none" fo:font-weight="normal" officeooo:rsid="001042a8" officeooo:paragraph-rsid="001144dd"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iberation Serif" fo:font-size="14pt" fo:font-style="normal" style:text-underline-style="none" fo:font-weight="normal" officeooo:rsid="001144dd" officeooo:paragraph-rsid="001144dd"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iberation Serif" fo:font-size="14pt" fo:font-style="normal" style:text-underline-style="none" fo:font-weight="normal" officeooo:rsid="0012c264" officeooo:paragraph-rsid="0013ea11"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iberation Serif" fo:font-size="14pt" fo:font-style="normal" style:text-underline-style="none" fo:font-weight="normal" officeooo:rsid="0013ea11" officeooo:paragraph-rsid="0013ea11"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normal" officeooo:rsid="0012c264" officeooo:paragraph-rsid="0013ea11"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normal" officeooo:rsid="0013ea11" officeooo:paragraph-rsid="0013ea11"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c3bd6" officeooo:paragraph-rsid="000c3bd6" style:font-size-asian="20pt" style:font-weight-asian="bold" style:font-size-complex="20pt" style:font-weight-complex="bold"/>
    </style:style>
    <style:style style:name="P37" style:family="paragraph" style:parent-style-name="Standard">
      <style:paragraph-properties fo:text-align="center" style:justify-single-word="false"/>
      <style:text-properties style:font-name="Liberation Serif" fo:font-size="20pt" fo:font-style="italic" style:text-underline-style="none" fo:font-weight="bold" officeooo:rsid="000c3bd6" officeooo:paragraph-rsid="000e1897" style:font-size-asian="20pt" style:font-style-asian="italic" style:font-weight-asian="bold" style:font-size-complex="20pt" style:font-style-complex="italic" style:font-weight-complex="bold"/>
    </style:style>
    <style:style style:name="P38" style:family="paragraph" style:parent-style-name="Standard">
      <style:paragraph-properties fo:text-align="center" style:justify-single-word="false"/>
      <style:text-properties style:font-name="Liberation Serif" fo:font-size="20pt" fo:font-style="italic" style:text-underline-style="none" fo:font-weight="bold" officeooo:rsid="001042a8" officeooo:paragraph-rsid="001042a8" style:font-size-asian="20pt" style:font-style-asian="italic" style:font-weight-asian="bold" style:font-size-complex="20pt" style:font-style-complex="italic" style:font-weight-complex="bold"/>
    </style:style>
    <style:style style:name="P39" style:family="paragraph" style:parent-style-name="Standard">
      <style:paragraph-properties fo:text-align="center" style:justify-single-word="false"/>
      <style:text-properties style:font-name="Liberation Serif" fo:font-size="32pt" fo:font-style="italic" style:text-underline-style="solid" style:text-underline-width="auto" style:text-underline-color="font-color" fo:font-weight="bold" officeooo:rsid="000c3bd6" officeooo:paragraph-rsid="0013cb54" style:font-size-asian="32pt" style:font-style-asian="italic" style:font-weight-asian="bold" style:font-size-complex="32pt" style:font-style-complex="italic" style:font-weight-complex="bold"/>
    </style:style>
    <style:style style:name="P40" style:family="paragraph" style:parent-style-name="Standard">
      <style:paragraph-properties fo:text-align="center" style:justify-single-word="false"/>
      <style:text-properties style:font-name="Liberation Serif" fo:font-size="32pt" style:text-underline-style="solid" style:text-underline-width="auto" style:text-underline-color="font-color" fo:font-weight="bold" officeooo:rsid="000c3bd6" officeooo:paragraph-rsid="000cdfe8" style:font-size-asian="32pt" style:font-weight-asian="bold" style:font-size-complex="32pt" style:font-weight-complex="bold"/>
    </style:style>
    <style:style style:name="P41" style:family="paragraph" style:parent-style-name="Standard">
      <style:paragraph-properties fo:text-align="center" style:justify-single-word="false"/>
      <style:text-properties style:font-name="Liberation Serif" fo:font-size="32pt" style:text-underline-style="solid" style:text-underline-width="auto" style:text-underline-color="font-color" fo:font-weight="bold" officeooo:rsid="000c3bd6" officeooo:paragraph-rsid="000c3bd6" style:font-size-asian="32pt" style:font-weight-asian="bold" style:font-size-complex="32pt" style:font-weight-complex="bold"/>
    </style:style>
    <style:style style:name="P42" style:family="paragraph" style:parent-style-name="Standard">
      <style:paragraph-properties fo:text-align="center" style:justify-single-word="false"/>
      <style:text-properties style:font-name="Liberation Serif" fo:font-size="32pt" style:text-underline-style="solid" style:text-underline-width="auto" style:text-underline-color="font-color" fo:font-weight="bold" officeooo:rsid="000c3bd6" officeooo:paragraph-rsid="0013cb54" style:font-size-asian="32pt" style:font-weight-asian="bold" style:font-size-complex="32pt" style:font-weight-complex="bold"/>
    </style:style>
    <style:style style:name="P43" style:family="paragraph" style:parent-style-name="Standard">
      <style:paragraph-properties fo:text-align="center" style:justify-single-word="false"/>
      <style:text-properties style:font-name="Liberation Serif" fo:font-size="32pt" fo:font-weight="bold" officeooo:rsid="000c3bd6" officeooo:paragraph-rsid="000c3bd6" style:font-size-asian="32pt" style:font-weight-asian="bold" style:font-size-complex="32pt" style:font-weight-complex="bold"/>
    </style:style>
    <style:style style:name="P44" style:family="paragraph" style:parent-style-name="Standard">
      <style:paragraph-properties fo:text-align="center" style:justify-single-word="false"/>
      <style:text-properties style:font-name="Liberation Serif" fo:font-size="32pt" fo:font-style="normal" style:text-underline-style="solid" style:text-underline-width="auto" style:text-underline-color="font-color" fo:font-weight="bold" officeooo:rsid="000c3bd6" officeooo:paragraph-rsid="0013cb54" style:font-size-asian="32pt" style:font-style-asian="normal" style:font-weight-asian="bold" style:font-size-complex="32pt" style:font-style-complex="normal" style:font-weight-complex="bold"/>
    </style:style>
    <style:style style:name="P45" style:family="paragraph" style:parent-style-name="Standard">
      <style:paragraph-properties fo:text-align="center" style:justify-single-word="false"/>
      <style:text-properties style:font-name="Liberation Serif" fo:font-size="48pt" style:text-underline-style="solid" style:text-underline-width="auto" style:text-underline-color="font-color" fo:font-weight="bold" officeooo:rsid="000f94f9" officeooo:paragraph-rsid="000f94f9" style:font-size-asian="48pt" style:font-weight-asian="bold" style:font-size-complex="48pt" style:font-weight-complex="bold"/>
    </style:style>
    <style:style style:name="P46" style:family="paragraph" style:parent-style-name="Standard">
      <style:paragraph-properties fo:text-align="center" style:justify-single-word="false"/>
      <style:text-properties style:font-name="Liberation Serif" fo:font-size="48pt" style:text-underline-style="solid" style:text-underline-width="auto" style:text-underline-color="font-color" fo:font-weight="bold" officeooo:rsid="000cdfe8" officeooo:paragraph-rsid="000c3bd6" style:font-size-asian="48pt" style:font-weight-asian="bold" style:font-size-complex="48pt" style:font-weight-complex="bold"/>
    </style:style>
    <style:style style:name="P47" style:family="paragraph" style:parent-style-name="Standard">
      <style:paragraph-properties fo:text-align="center" style:justify-single-word="false"/>
      <style:text-properties style:font-name="Liberation Serif" fo:font-size="32pt" style:text-underline-style="solid" style:text-underline-width="auto" style:text-underline-color="font-color" fo:font-weight="bold" officeooo:rsid="000c3bd6" officeooo:paragraph-rsid="000c3bd6" style:font-size-asian="32pt" style:font-weight-asian="bold" style:font-size-complex="32pt" style:font-weight-complex="bold"/>
    </style:style>
    <style:style style:name="P48" style:family="paragraph" style:parent-style-name="Standard">
      <style:paragraph-properties fo:text-align="center" style:justify-single-word="false"/>
      <style:text-properties style:font-name="Liberation Serif" fo:font-size="32pt" fo:font-weight="bold" officeooo:rsid="000c3bd6" officeooo:paragraph-rsid="000c3bd6" style:font-size-asian="32pt" style:font-weight-asian="bold" style:font-size-complex="32pt" style:font-weight-complex="bold"/>
    </style:style>
    <style:style style:name="P49" style:family="paragraph" style:parent-style-name="Standard">
      <style:paragraph-properties fo:text-align="start" style:justify-single-word="false"/>
      <style:text-properties style:font-name="Liberation Serif" fo:font-size="14pt" style:text-underline-style="none" fo:font-weight="normal" officeooo:rsid="0012c264" officeooo:paragraph-rsid="0012c264"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Liberation Serif" fo:font-size="14pt" style:text-underline-style="none" fo:font-weight="normal" officeooo:rsid="0012c264" officeooo:paragraph-rsid="00138c2f"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Liberation Serif" fo:font-size="14pt" style:text-underline-style="none" fo:font-weight="normal" officeooo:rsid="00182ba5" officeooo:paragraph-rsid="00182ba5"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Liberation Serif" fo:font-size="18pt" style:text-underline-style="solid" style:text-underline-width="auto" style:text-underline-color="font-color" fo:font-weight="bold" officeooo:rsid="000d9f43" officeooo:paragraph-rsid="000d9f43" style:font-size-asian="18pt" style:font-weight-asian="bold" style:font-size-complex="18pt" style:font-weight-complex="bold"/>
    </style:style>
    <style:style style:name="T1" style:family="text">
      <style:text-properties officeooo:rsid="000cdfe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cdfe8"/>
    </style:style>
    <style:style style:name="T4" style:family="text">
      <style:text-properties officeooo:rsid="000e1897"/>
    </style:style>
    <style:style style:name="T5" style:family="text">
      <style:text-properties officeooo:rsid="000f94f9"/>
    </style:style>
    <style:style style:name="T6" style:family="text">
      <style:text-properties officeooo:rsid="001042a8"/>
    </style:style>
    <style:style style:name="T7" style:family="text">
      <style:text-properties officeooo:rsid="001144dd"/>
    </style:style>
    <style:style style:name="T8" style:family="text">
      <style:text-properties officeooo:rsid="0012c264"/>
    </style:style>
    <style:style style:name="T9" style:family="text">
      <style:text-properties officeooo:rsid="00138c2f"/>
    </style:style>
    <style:style style:name="T10" style:family="text">
      <style:text-properties officeooo:rsid="0013cb54"/>
    </style:style>
    <style:style style:name="T11" style:family="text">
      <style:text-properties officeooo:rsid="0013ea11"/>
    </style:style>
    <style:style style:name="T12" style:family="text">
      <style:text-properties fo:font-style="normal" style:font-style-asian="normal" style:font-style-complex="normal"/>
    </style:style>
    <style:style style:name="T13" style:family="text">
      <style:text-properties fo:font-style="normal" officeooo:rsid="001042a8" style:font-style-asian="normal" style:font-style-complex="normal"/>
    </style:style>
    <style:style style:name="T14" style:family="text">
      <style:text-properties fo:font-style="normal" officeooo:rsid="0013cb54" style:font-style-asian="normal" style:font-style-complex="normal"/>
    </style:style>
    <style:style style:name="T15" style:family="text">
      <style:text-properties officeooo:rsid="0016e453"/>
    </style:style>
    <style:style style:name="T16" style:family="text">
      <style:text-properties officeooo:rsid="00180e57"/>
    </style:style>
    <style:style style:name="T17" style:family="text">
      <style:text-properties officeooo:rsid="00182b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Gràfics</text:p>
      <text:p text:style-name="P3"/>
      <text:p text:style-name="P3"/>
      <text:p text:style-name="P3"/>
      <text:p text:style-name="P45">Informe </text:p>
      <text:p text:style-name="P4">Pràctica 1</text:p>
      <text:p text:style-name="P3"/>
      <text:p text:style-name="P3"/>
      <text:p text:style-name="P6"><text:s/></text:p>
      <text:p text:style-name="P6"/>
      <text:p text:style-name="P6"/>
      <text:p text:style-name="P6"/>
      <text:p text:style-name="P6"/>
      <text:p text:style-name="P6"/>
      <text:p text:style-name="P6"/>
      <text:p text:style-name="P6"/>
      <text:p text:style-name="P6"><text:span text:style-name="T15">O</text:span>leksandr Danylenko</text:p>
      <text:p text:style-name="P7">Xavi Cano</text:p>
      <text:p text:style-name="P7">A<text:span text:style-name="T5">05</text:span></text:p>
      <text:p text:style-name="P2"/>
      <text:p text:style-name="P8"><text:soft-page-break/></text:p>
      <text:p text:style-name="P5">Index</text:p>
      <text:p text:style-name="P9"/>
      <text:p text:style-name="P9"/>
      <text:p text:style-name="P9"/>
      <text:p text:style-name="P9"/>
      <text:p text:style-name="P9"/>
      <text:p text:style-name="P36"/>
      <text:p text:style-name="P37">1.Material ................................................ <text:span text:style-name="T9">3</text:span></text:p>
      <text:p text:style-name="P37">2.Llums .................................................... <text:span text:style-name="T4">4</text:span></text:p>
      <text:p text:style-name="P37">3.<text:span text:style-name="T1">Shaders …............................................. 5</text:span></text:p>
      <text:p text:style-name="P37"><text:span text:style-name="T1">4</text:span>.Textures …............................................ <text:span text:style-name="T4">6</text:span></text:p>
      <text:p text:style-name="P38">5.Comentaris generals …........................ 7</text:p>
      <text:p text:style-name="P38">6.Funcionalitats per implementar …...... 8</text:p>
      <text:p text:style-name="P9"/>
      <text:p text:style-name="P9"/>
      <text:p text:style-name="P9"/>
      <text:p text:style-name="P9"/>
      <text:p text:style-name="P9"/>
      <text:p text:style-name="P9"/>
      <text:p text:style-name="P9"/>
      <text:p text:style-name="P9"/>
      <text:p text:style-name="P9"/>
      <text:p text:style-name="P9"/>
      <text:p text:style-name="P9"/>
      <text:p text:style-name="P41"><text:soft-page-break/></text:p>
      <text:p text:style-name="P41">1.Material</text:p>
      <text:p text:style-name="P15"/>
      <text:p text:style-name="P15"/>
      <text:p text:style-name="P15"/>
      <text:p text:style-name="P15"/>
      <text:p text:style-name="P12">1.<text:span text:style-name="T6">1</text:span> - Comentaris:</text:p>
      <text:p text:style-name="P13"/>
      <text:p text:style-name="P13"/>
      <text:p text:style-name="P16">Respecte a la part del material:</text:p>
      <text:p text:style-name="P16"/>
      <text:p text:style-name="P16">- Hem fet la part opcional de llegir el material per fitxer, amb la diferencia de que al acavar de llegir el fitxer .obj comprovem si existeix un fitxer .mtl amb el mateix nom. En cas d'existir llegim les components del fitxer del material agafant Ns com Shininess, Ka, kd, Ks. La resta de dades del .mtl no les llegim.</text:p>
      <text:p text:style-name="P16"/>
      <text:p text:style-name="P26">(<text:span text:style-name="T7">o</text:span>bjecte.cpp , funció readMtl, Linea <text:span text:style-name="T7">272</text:span>)</text:p>
      <text:p text:style-name="P26"/>
      <text:p text:style-name="P29">- <text:span text:style-name="T7">Si no existeix un fitxer de material el creem amb els seguents valors per defecte:</text:span></text:p>
      <text:p text:style-name="P29"/>
      <text:p text:style-name="P31">this-&gt;Ambient = <text:s/>vec3 (0.2, 0.2, 0.2); </text:p>
      <text:p text:style-name="P31">this-&gt;Diffuse = <text:s/>vec3 (0.8, 0.0, 0.0); </text:p>
      <text:p text:style-name="P31">this-&gt;Specular <text:s/>= vec3 (1.0, 1.0, 1.0); </text:p>
      <text:p text:style-name="P31">this-&gt;Shininess = 200; </text:p>
      <text:p text:style-name="P31">this-&gt;Alpha <text:s/>= 1.0;</text:p>
      <text:p text:style-name="P29"/>
      <text:p text:style-name="P27">(<text:span text:style-name="T7">o</text:span>bjecte.cpp , funció readMtl<text:span text:style-name="T7">()</text:span>, Linea <text:span text:style-name="T7">327</text:span>)</text:p>
      <text:p text:style-name="P10"/>
      <text:p text:style-name="P10"/>
      <text:p text:style-name="P10"/>
      <text:p text:style-name="P10"/>
      <text:p text:style-name="P10"/>
      <text:p text:style-name="P10"/>
      <text:p text:style-name="P10"/>
      <text:p text:style-name="P41"><text:soft-page-break/>2.Llums</text:p>
      <text:p text:style-name="P11"/>
      <text:p text:style-name="P11"/>
      <text:p text:style-name="P12">2.<text:span text:style-name="T8">1</text:span> - Comentaris:</text:p>
      <text:p text:style-name="P11"/>
      <text:p text:style-name="P11"/>
      <text:p text:style-name="P17">Respecte a la part de <text:span text:style-name="T7">Llums</text:span>:</text:p>
      <text:p text:style-name="P17"/>
      <text:p text:style-name="P17">- <text:span text:style-name="T7">En glwidget.cpp creem les llums ( una de cada tipus ) i se les asignem al mon.</text:span></text:p>
      <text:p text:style-name="P17"/>
      <text:p text:style-name="P27">(<text:span text:style-name="T7">glwidget</text:span>.cpp , funció <text:span text:style-name="T7">initializeGL()</text:span>, Linea <text:span text:style-name="T7">327</text:span>)</text:p>
      <text:p text:style-name="P17"/>
      <text:p text:style-name="P17">- <text:span text:style-name="T7">Totes les llums tenen per defecte els seguents valors, es troben en estat ON:</text:span></text:p>
      <text:p text:style-name="P17"/>
      <text:p text:style-name="P20">this-&gt;AmbientIntensity = vec4 (0.2,0.2,0.2,1.0); </text:p>
      <text:p text:style-name="P20">this-&gt;SpecularIntensity = vec4 (1.0,1.0,1.0,1.0); </text:p>
      <text:p text:style-name="P20">this-&gt;DiffuseIntensity = vec3 (0.8,0.8,0.8); </text:p>
      <text:p text:style-name="P20">this-&gt;Position = vec4 (2.0,2.0,2.0,1.0); </text:p>
      <text:p text:style-name="P20">this-&gt;Direction = vec4 (0.0,0.0,10.0,1.0); </text:p>
      <text:p text:style-name="P20">this-&gt;Angle = 0.0; </text:p>
      <text:p text:style-name="P20"><text:span text:style-name="T15">t</text:span>his-&gt;Alpha = 1.0; </text:p>
      <text:p text:style-name="P20"><text:span text:style-name="T15">t</text:span>his-&gt;a = 0.0; </text:p>
      <text:p text:style-name="P20">this-&gt;b = 0.0; </text:p>
      <text:p text:style-name="P20">this-&gt;c = 1.0; </text:p>
      <text:p text:style-name="P17"/>
      <text:p text:style-name="P27">(<text:span text:style-name="T7">llum</text:span>.cpp , <text:span text:style-name="T7">constructor de llum</text:span>, Linea <text:span text:style-name="T7">104</text:span>)</text:p>
      <text:p text:style-name="P27"/>
      <text:p text:style-name="P30">- <text:span text:style-name="T7">En cas de que les tres llums es trobin en estat OFF es mostra la silueta, ja que tenim implementada <text:s/>l'ambient global(ambientGlobal). </text:span></text:p>
      <text:p text:style-name="P11"/>
      <text:p text:style-name="P11"/>
      <text:p text:style-name="P11"/>
      <text:p text:style-name="P43"/>
      <text:p text:style-name="P43"/>
      <text:p text:style-name="P43"><text:soft-page-break/></text:p>
      <text:p text:style-name="P43"><text:span text:style-name="T2">3.</text:span><text:span text:style-name="T3">Shaders</text:span></text:p>
      <text:p text:style-name="P46"/>
      <text:p text:style-name="P12">3.<text:span text:style-name="T8">1</text:span> - Comentaris:</text:p>
      <text:p text:style-name="P12"/>
      <text:p text:style-name="P12"/>
      <text:p text:style-name="P18">Respecte a la part de <text:span text:style-name="T8">Shaders</text:span>:</text:p>
      <text:p text:style-name="P18"/>
      <text:p text:style-name="P25">- <text:span text:style-name="T8">Gouraud Shading:</text:span></text:p>
      <text:p text:style-name="P18"/>
      <text:p text:style-name="P49">En aquest shading implementem les formules explicades a teoria i el model de Bling Phong <text:s/>en el vShader.</text:p>
      <text:p text:style-name="P18"/>
      <text:p text:style-name="P25"/>
      <text:p text:style-name="P25">- <text:span text:style-name="T8">Phong Shading:</text:span></text:p>
      <text:p text:style-name="P18"/>
      <text:p text:style-name="P49">En aquest shading implementem les formules explicades a teoria i el model de Bling Phong <text:s/>en el fShader.</text:p>
      <text:p text:style-name="P18"/>
      <text:p text:style-name="P18"/>
      <text:p text:style-name="P25">- <text:span text:style-name="T8">Toon Shading:</text:span></text:p>
      <text:p text:style-name="P18"/>
      <text:p text:style-name="P21">En aquest shading en lloc d'utilitzar la direcció, utilitzem la posició en el calcul de l'intensitat, d'aquesta forma al cambiar la posició de la llum es canvia l'efecte del <text:s/>toon shading. </text:p>
      <text:p text:style-name="P21">La forma correcta de fer-ho <text:s/>amb la direcció la tenim comentada al costat, però per fer l'entrega de la pràctica hem deixat la posició ja que ens va be per tal de realitzar proves amb els slides. Això es calcula a nivell de fShader.</text:p>
      <text:p text:style-name="P23">En aquest shader només utilitzem una llum per al calcul, en el nostre cas la 2(sent 0 la primera) <text:s/>per poder fer les proves més facilment. </text:p>
      <text:p text:style-name="P23">Tampoc hem implementat textura perquè no li trobem utilitat però si que sería necessari posar-la, ho fariem com sempre, pasant-la amb uniform i fent el link abans del shader.</text:p>
      <text:p text:style-name="P19"/>
      <text:p text:style-name="P18"/>
      <text:p text:style-name="P18"/>
      <text:p text:style-name="P18"/>
      <text:p text:style-name="P40"><text:soft-page-break/></text:p>
      <text:p text:style-name="P40"><text:span text:style-name="T1">4</text:span>.Textures</text:p>
      <text:p text:style-name="P11"/>
      <text:p text:style-name="P11"/>
      <text:p text:style-name="P12">4.1 - Comentaris:</text:p>
      <text:p text:style-name="P14"/>
      <text:p text:style-name="P14"/>
      <text:p text:style-name="P19">Respecte a la part de <text:span text:style-name="T9">Textures</text:span>:</text:p>
      <text:p text:style-name="P19"/>
      <text:p text:style-name="P22">- <text:span text:style-name="T10">Els calculs de (u,v) de les textures els hem fet a nivell de CPU , concretament en el make de l'objecte ja que no el rotem. En cas d'implementar la rotació ho hauriem d'implementar a nivell de GPU, o sigui al vShader.</text:span></text:p>
      <text:p text:style-name="P22"/>
      <text:p text:style-name="P22"/>
      <text:p text:style-name="P24">- <text:span text:style-name="T8">Gouraud Shading amb textura:</text:span></text:p>
      <text:p text:style-name="P19"/>
      <text:p text:style-name="P21">Esta implementat <text:span text:style-name="T17">apartir</text:span> del mateix shading de Gouraud amb la diferencia de que la textura s'aplica en cas de que la variable ''conTextura'' sigui true, tota la resta es lo mateix excepte la comprovació d'aquesta variable, que això es fa al fShader amb un if <text:span text:style-name="T10">i dins d'aquest es fa la ponderació de textures i color.</text:span></text:p>
      <text:p text:style-name="P21"/>
      <text:p text:style-name="P28">gl_FragColor = 0.25*color + 0.75*texture2D(texMap, v_texcoord);</text:p>
      <text:p text:style-name="P19"/>
      <text:p text:style-name="P19"/>
      <text:p text:style-name="P24">- <text:span text:style-name="T8">Phong Shading amb textura:</text:span></text:p>
      <text:p text:style-name="P19"/>
      <text:p text:style-name="P22">Esta implementat apartir del mateix shading de <text:span text:style-name="T9">Phong</text:span> amb la diferencia de que la textura s'aplica en cas de que la variable ''conTextura'' sigui true, tota la resta es lo mateix excepte la comprovació d'aquesta variable, que això es fa al fShader amb un if <text:span text:style-name="T10">i dins d'aquest <text:s/>es fa la ponderació de textures i color agafant la component difusa del material.</text:span></text:p>
      <text:p text:style-name="P22"/>
      <text:p text:style-name="P28">diffuseMat = diffuseMat * 0.2 + <text:s/>0.8 *texture2D(texMap, v_texcoord).rgb</text:p>
      <text:p text:style-name="P28"/>
      <text:p text:style-name="P28"/>
      <text:p text:style-name="P28"/>
      <text:p text:style-name="P28"/>
      <text:p text:style-name="P28"/>
      <text:p text:style-name="P28"><text:soft-page-break/></text:p>
      <text:p text:style-name="P44"/>
      <text:p text:style-name="P44"><text:span text:style-name="T10">5</text:span>.<text:span text:style-name="T10">Comentaris generals</text:span></text:p>
      <text:p text:style-name="P21"/>
      <text:p text:style-name="P21"/>
      <text:p text:style-name="P21"/>
      <text:p text:style-name="P21"/>
      <text:p text:style-name="P21">- <text:span text:style-name="T10">Per tal de poder fer els càlculs de (u,v) hem fet un include del valor de PI.</text:span></text:p>
      <text:p text:style-name="P21"/>
      <text:p text:style-name="P21"/>
      <text:p text:style-name="P21"/>
      <text:p text:style-name="P21">- <text:span text:style-name="T10">No hem pogut fer un array de programs i inicialitzar tots els shaders al principi degut a problemes d'inserció d'un program en un array , per això utilitzem InitShader cada vegada que activem un shader. Suposem que si un shader esta compilat una cop ja no es tornarà a compilar més.</text:span></text:p>
      <text:p text:style-name="P21"/>
      <text:p text:style-name="P21"/>
      <text:p text:style-name="P21"/>
      <text:p text:style-name="P21">- <text:span text:style-name="T16">En l'apartat de càlcul de normals, el que fem es recorrer totes les cares, calculem les seves normals i el resultat el sumem en un vector de points de normals que tenim.</text:span></text:p>
      <text:p text:style-name="P51">Tenim un vector de normals on guardem la suma dels vertexs.</text:p>
      <text:p text:style-name="P51">També tenim un vector de id's de vèrtexs i desprès de fer la suma fem la mitjana.</text:p>
      <text:p text:style-name="P51">Just abaix esta comentat el flat shading , on es calcula la normal per a cada cara i no per a cada vèrtex.</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2"><text:span text:style-name="T14">6</text:span><text:span text:style-name="T12">.</text:span><text:span text:style-name="T13">Funcionalitats per implementar</text:span></text:p>
      <text:p text:style-name="P39"/>
      <text:p text:style-name="P34">- <text:span text:style-name="T11">Bump-mapping:</text:span></text:p>
      <text:p text:style-name="P32"/>
      <text:p text:style-name="P33">Ens falta acabar de fer-ho, voliem fer-ho utilitzant un doble mapping esferic, però degut a que la clase de teoria va ser dilluns i l'entrega es dimarts no ens ha donat temps.</text:p>
      <text:p text:style-name="P33"/>
      <text:p text:style-name="P35">- Rotacio de l'esfera:</text:p>
      <text:p text:style-name="P33"/>
      <text:p text:style-name="P33">També ens falta fer la rotació de l'esfera mitjançant les fletxes del teclat, voliem fer-ho utilitzant una matriu de rotació que s'aplicaría a tots els punts a través de metodes com RotateY, que ja esta implementat en el mat.h.</text:p>
      <text:p text:style-name="P3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00:24:28.850845475</meta:creation-date>
    <dc:date>2016-04-12T16:02:47.308135821</dc:date>
    <meta:editing-duration>PT2H22M52S</meta:editing-duration>
    <meta:editing-cycles>4</meta:editing-cycles>
    <meta:generator>LibreOffice/4.3.3.2$Linux_X86_64 LibreOffice_project/430m0$Build-2</meta:generator>
    <meta:document-statistic meta:table-count="0" meta:image-count="0" meta:object-count="0" meta:page-count="8" meta:paragraph-count="79" meta:word-count="885" meta:character-count="5307" meta:non-whitespace-character-count="4469"/>
  </office:meta>
</office:document-meta>
</file>